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Titillium Web Light" svg:font-family="'Titillium Web Light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MT1" svg:font-family="ArialMT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cc5f8" officeooo:paragraph-rsid="000cc5f8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cc5f8" officeooo:paragraph-rsid="00121597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aff16" officeooo:paragraph-rsid="000aff1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b725f" officeooo:paragraph-rsid="000cc5f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officeooo:rsid="0002869c" officeooo:paragraph-rsid="000406e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02869c" officeooo:paragraph-rsid="0002869c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2pt" officeooo:rsid="000406e4" officeooo:paragraph-rsid="000406e4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2pt" officeooo:rsid="0004af2a" officeooo:paragraph-rsid="0004af2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09a28d" officeooo:paragraph-rsid="0009a28d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fo:font-style="italic" fo:font-weight="normal" officeooo:paragraph-rsid="0002869c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0a1c3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36pt" fo:font-weight="bold" style:font-size-asian="36pt" style:font-weight-asian="bold" style:font-size-complex="3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officeooo:rsid="0002869c" officeooo:paragraph-rsid="0002869c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officeooo:rsid="0009a28d" officeooo:paragraph-rsid="0009a28d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ff0000" style:font-name="Arial" fo:font-size="18pt" style:font-size-asian="18pt" style:font-size-complex="18pt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02869c"/>
    </style:style>
    <style:style style:name="P31" style:family="paragraph" style:parent-style-name="Standard">
      <style:paragraph-properties fo:text-align="start" style:justify-single-word="false"/>
      <style:text-properties officeooo:paragraph-rsid="000a1c37"/>
    </style:style>
    <style:style style:name="P32" style:family="paragraph" style:parent-style-name="Standard">
      <style:paragraph-properties fo:text-align="start" style:justify-single-word="false"/>
      <style:text-properties officeooo:paragraph-rsid="000aff16"/>
    </style:style>
    <style:style style:name="P33" style:family="paragraph" style:parent-style-name="Standard">
      <style:paragraph-properties fo:text-align="start" style:justify-single-word="false"/>
      <style:text-properties officeooo:paragraph-rsid="000b725f"/>
    </style:style>
    <style:style style:name="P34" style:family="paragraph" style:parent-style-name="Standard">
      <style:paragraph-properties fo:text-align="start" style:justify-single-word="false"/>
      <style:text-properties officeooo:paragraph-rsid="000d3286"/>
    </style:style>
    <style:style style:name="P35" style:family="paragraph" style:parent-style-name="Standard">
      <style:paragraph-properties fo:text-align="start" style:justify-single-word="false"/>
      <style:text-properties officeooo:paragraph-rsid="000ee4ff"/>
    </style:style>
    <style:style style:name="P36" style:family="paragraph" style:parent-style-name="Standard">
      <style:paragraph-properties fo:text-align="start" style:justify-single-word="false"/>
      <style:text-properties officeooo:paragraph-rsid="00121597"/>
    </style:style>
    <style:style style:name="P37" style:family="paragraph" style:parent-style-name="Standard">
      <style:paragraph-properties fo:text-align="start" style:justify-single-word="false"/>
      <style:text-properties officeooo:paragraph-rsid="00140288"/>
    </style:style>
    <style:style style:name="P3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officeooo:paragraph-rsid="0004af2a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paragraph-rsid="00071360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officeooo:rsid="000b725f" officeooo:paragraph-rsid="000b725f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0b725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rsid="000b725f" officeooo:paragraph-rsid="000d328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d3286" officeooo:paragraph-rsid="000d3286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d3286" officeooo:paragraph-rsid="000ee4f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d3286" officeooo:paragraph-rsid="00102f0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102f0c" officeooo:paragraph-rsid="00102f0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102f0c" officeooo:paragraph-rsid="00103823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103823" officeooo:paragraph-rsid="00103823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1" fo:font-size="12pt" fo:font-style="normal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text-align="start" style:justify-single-word="false"/>
      <style:text-properties style:font-name="Arial1" fo:font-size="12pt" fo:font-style="normal" officeooo:rsid="00103823" officeooo:paragraph-rsid="00103823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text-align="start" style:justify-single-word="false"/>
      <style:text-properties style:font-name="Arial1" fo:font-size="12pt" fo:font-style="normal" fo:font-weight="bold" officeooo:rsid="0010c82e" officeooo:paragraph-rsid="0010c82e" style:font-size-asian="12pt" style:font-style-asian="normal" style:font-weight-asian="bold" style:font-size-complex="12pt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Arial1" fo:font-size="14pt" fo:font-style="normal" style:font-size-asian="14pt" style:font-style-asian="normal" style:font-size-complex="14pt" style:font-style-complex="normal"/>
    </style:style>
    <style:style style:name="P56" style:family="paragraph" style:parent-style-name="Standard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/>
    </style:style>
    <style:style style:name="P60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3930b" officeooo:paragraph-rsid="0013930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81a4e" style:font-style-asian="normal" style:font-style-complex="normal"/>
    </style:style>
    <style:style style:name="T5" style:family="text">
      <style:text-properties fo:font-style="normal" officeooo:rsid="0015b773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4028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5b773" style:font-style-asian="normal" style:font-weight-asian="normal" style:font-style-complex="normal" style:font-weight-complex="normal"/>
    </style:style>
    <style:style style:name="T9" style:family="text">
      <style:text-properties style:font-name="Arial-BoldMT" fo:font-size="36pt" fo:font-weight="bold" style:font-size-asian="36pt" style:font-weight-asian="bold"/>
    </style:style>
    <style:style style:name="T10" style:family="text">
      <style:text-properties style:font-name="Arial-BoldMT" fo:font-size="16pt" fo:font-weight="bold" style:font-size-asian="16pt" style:font-weight-asian="bold"/>
    </style:style>
    <style:style style:name="T11" style:family="text">
      <style:text-properties style:font-name="Arial-BoldMT" fo:font-size="16pt" fo:font-style="normal" fo:font-weight="bold" officeooo:rsid="0010c82e" style:font-size-asian="16pt" style:font-style-asian="normal" style:font-weight-asian="bold" style:font-size-complex="12pt" style:font-style-complex="normal"/>
    </style:style>
    <style:style style:name="T12" style:family="text">
      <style:text-properties style:font-name="Arial-ItalicMT" fo:font-size="14pt" style:font-size-asian="14pt"/>
    </style:style>
    <style:style style:name="T13" style:family="text">
      <style:text-properties style:font-name="Arial-ItalicMT" fo:font-size="14pt" officeooo:rsid="0002869c" style:font-size-asian="14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font-size="12pt" fo:font-weight="bold" officeooo:rsid="0010c82e" style:font-size-asian="12pt" style:font-weight-asian="bold" style:font-size-complex="12pt"/>
    </style:style>
    <style:style style:name="T16" style:family="text">
      <style:text-properties officeooo:rsid="000406e4"/>
    </style:style>
    <style:style style:name="T17" style:family="text">
      <style:text-properties style:font-name="Arial"/>
    </style:style>
    <style:style style:name="T18" style:family="text">
      <style:text-properties style:font-name="Arial" fo:font-size="14pt" officeooo:rsid="0002869c" style:font-size-asian="14pt" style:font-size-complex="14pt"/>
    </style:style>
    <style:style style:name="T19" style:family="text">
      <style:text-properties style:font-name="Arial" fo:font-size="14pt" fo:font-weight="bold" officeooo:rsid="00081a4e" style:font-size-asian="14pt" style:font-weight-asian="bold" style:font-size-complex="14pt" style:font-weight-complex="bold"/>
    </style:style>
    <style:style style:name="T20" style:family="text">
      <style:text-properties style:font-name="Arial" fo:font-size="12pt" fo:font-style="normal" officeooo:rsid="000a1c37" style:font-size-asian="12pt" style:font-style-asian="normal" style:font-size-complex="12pt" style:font-style-complex="normal"/>
    </style:style>
    <style:style style:name="T21" style:family="text">
      <style:text-properties style:font-name="Arial" fo:font-size="12pt" fo:font-style="normal" officeooo:rsid="000b725f" style:font-size-asian="12pt" style:font-style-asian="normal" style:font-size-complex="12pt" style:font-style-complex="normal"/>
    </style:style>
    <style:style style:name="T22" style:family="text">
      <style:text-properties style:font-name="Arial" fo:font-size="12pt" fo:font-style="normal" officeooo:rsid="00121597" style:font-size-asian="12pt" style:font-style-asian="normal" style:font-size-complex="12pt" style:font-style-complex="normal"/>
    </style:style>
    <style:style style:name="T23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0a1c37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0aff16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0b725f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0cc5f8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140288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bold" officeooo:rsid="00140288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Arial" fo:font-style="normal" style:font-style-asian="normal" style:font-style-complex="normal"/>
    </style:style>
    <style:style style:name="T31" style:family="text">
      <style:text-properties style:font-name="Arial" fo:font-style="normal" officeooo:rsid="000cc5f8" style:font-style-asian="normal" style:font-style-complex="normal"/>
    </style:style>
    <style:style style:name="T32" style:family="text">
      <style:text-properties style:font-name="Arial" fo:font-style="normal" officeooo:rsid="000d3286" style:font-style-asian="normal" style:font-style-complex="normal"/>
    </style:style>
    <style:style style:name="T33" style:family="text">
      <style:text-properties style:font-name="Arial" fo:font-style="normal" officeooo:rsid="0009a28d" style:font-style-asian="normal" style:font-style-complex="normal"/>
    </style:style>
    <style:style style:name="T34" style:family="text">
      <style:text-properties style:font-name="Arial" fo:font-style="normal" officeooo:rsid="00081a4e" style:font-style-asian="normal" style:font-style-complex="normal"/>
    </style:style>
    <style:style style:name="T35" style:family="text">
      <style:text-properties style:font-name="Arial" fo:font-weight="bold" officeooo:rsid="0004af2a" style:font-weight-asian="bold" style:font-weight-complex="bold"/>
    </style:style>
    <style:style style:name="T36" style:family="text">
      <style:text-properties style:font-name="Arial" fo:font-weight="bold" officeooo:rsid="00081a4e" style:font-weight-asian="bold" style:font-weight-complex="bold"/>
    </style:style>
    <style:style style:name="T37" style:family="text">
      <style:text-properties style:font-name="Arial" fo:font-weight="normal" officeooo:rsid="0004af2a" style:font-weight-asian="normal" style:font-weight-complex="normal"/>
    </style:style>
    <style:style style:name="T38" style:family="text">
      <style:text-properties style:font-name="Arial" fo:font-weight="normal" officeooo:rsid="00065820" style:font-weight-asian="normal" style:font-weight-complex="normal"/>
    </style:style>
    <style:style style:name="T39" style:family="text">
      <style:text-properties style:font-name="Arial" fo:font-weight="normal" officeooo:rsid="00071360" style:font-weight-asian="normal" style:font-weight-complex="normal"/>
    </style:style>
    <style:style style:name="T40" style:family="text">
      <style:text-properties style:font-name="Arial" fo:font-weight="normal" officeooo:rsid="00081a4e" style:font-weight-asian="normal" style:font-weight-complex="normal"/>
    </style:style>
    <style:style style:name="T41" style:family="text">
      <style:text-properties style:font-name="Arial" fo:font-weight="normal" officeooo:rsid="000aff16" style:font-weight-asian="normal" style:font-weight-complex="normal"/>
    </style:style>
    <style:style style:name="T42" style:family="text">
      <style:text-properties style:font-name="Arial" officeooo:rsid="00071360"/>
    </style:style>
    <style:style style:name="T43" style:family="text">
      <style:text-properties style:font-name="Arial" officeooo:rsid="000aff16"/>
    </style:style>
    <style:style style:name="T44" style:family="text">
      <style:text-properties style:font-name="Arial" officeooo:rsid="0009a28d"/>
    </style:style>
    <style:style style:name="T45" style:family="text">
      <style:text-properties style:font-name="Arial" fo:font-style="italic" style:font-style-asian="italic" style:font-style-complex="italic"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0a1c37" style:font-weight-asian="bold" style:font-weight-complex="bold"/>
    </style:style>
    <style:style style:name="T49" style:family="text">
      <style:text-properties fo:font-weight="bold" officeooo:rsid="000aff16" style:font-weight-asian="bold" style:font-weight-complex="bold"/>
    </style:style>
    <style:style style:name="T50" style:family="text">
      <style:text-properties fo:font-weight="bold" officeooo:rsid="0013930b" style:font-weight-asian="bold" style:font-weight-complex="bold"/>
    </style:style>
    <style:style style:name="T51" style:family="text">
      <style:text-properties fo:font-weight="bold" officeooo:rsid="0010c82e" style:font-weight-asian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04af2a" style:font-weight-asian="normal" style:font-weight-complex="normal"/>
    </style:style>
    <style:style style:name="T54" style:family="text">
      <style:text-properties fo:font-weight="normal" officeooo:rsid="000595c9" style:font-weight-asian="normal" style:font-weight-complex="normal"/>
    </style:style>
    <style:style style:name="T55" style:family="text">
      <style:text-properties fo:font-weight="normal" officeooo:rsid="00071360" style:font-weight-asian="normal" style:font-weight-complex="normal"/>
    </style:style>
    <style:style style:name="T56" style:family="text">
      <style:text-properties fo:font-weight="normal" officeooo:rsid="00081a4e" style:font-weight-asian="normal" style:font-weight-complex="normal"/>
    </style:style>
    <style:style style:name="T57" style:family="text">
      <style:text-properties fo:font-weight="normal" officeooo:rsid="000b725f" style:font-weight-asian="normal" style:font-weight-complex="normal"/>
    </style:style>
    <style:style style:name="T58" style:family="text">
      <style:text-properties fo:font-weight="normal" officeooo:rsid="000cc5f8" style:font-weight-asian="normal" style:font-weight-complex="normal"/>
    </style:style>
    <style:style style:name="T59" style:family="text">
      <style:text-properties fo:font-weight="normal" officeooo:rsid="00121597" style:font-weight-asian="normal" style:font-weight-complex="normal"/>
    </style:style>
    <style:style style:name="T60" style:family="text">
      <style:text-properties officeooo:rsid="0004af2a"/>
    </style:style>
    <style:style style:name="T61" style:family="text">
      <style:text-properties fo:color="#000000"/>
    </style:style>
    <style:style style:name="T62" style:family="text">
      <style:text-properties fo:color="#000000" style:font-name="Arial1" fo:font-size="12pt" fo:font-style="normal" style:text-underline-style="none" style:font-size-asian="12pt" style:font-style-asian="normal" style:font-size-complex="12pt" style:font-style-complex="normal"/>
    </style:style>
    <style:style style:name="T63" style:family="text">
      <style:text-properties fo:color="#000000" style:font-name="Arial1" fo:font-size="12pt" fo:font-style="normal" style:text-underline-style="none" officeooo:rsid="00121597" style:font-size-asian="12pt" style:font-style-asian="normal" style:font-size-complex="12pt" style:font-style-complex="normal"/>
    </style:style>
    <style:style style:name="T64" style:family="text">
      <style:text-properties fo:color="#000000" style:font-name="Arial1" fo:font-size="12pt" fo:font-style="normal" style:text-underline-style="none" officeooo:rsid="0013930b" style:font-size-asian="12pt" style:font-style-asian="normal" style:font-size-complex="12pt" style:font-style-complex="normal"/>
    </style:style>
    <style:style style:name="T65" style:family="text">
      <style:text-properties fo:color="#000000" style:font-name="Arial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color="#000000" style:font-name="Arial1" fo:font-size="12pt" fo:font-style="normal" style:text-underline-style="none" fo:font-weight="bold" officeooo:rsid="0013930b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000000" style:font-name="Arial" fo:font-size="12pt" fo:font-style="normal" fo:font-weight="normal" officeooo:rsid="00140288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Arial"/>
    </style:style>
    <style:style style:name="T69" style:family="text">
      <style:text-properties style:font-name="Arial" fo:font-size="12pt" fo:font-style="normal" fo:font-weight="normal" officeooo:rsid="000a1c37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Arial" officeooo:rsid="000aff16"/>
    </style:style>
    <style:style style:name="T71" style:family="text">
      <style:text-properties style:font-name="Arial" officeooo:rsid="000b725f"/>
    </style:style>
    <style:style style:name="T72" style:family="text">
      <style:text-properties officeooo:rsid="000b725f"/>
    </style:style>
    <style:style style:name="T73" style:family="text">
      <style:text-properties officeooo:rsid="000cc5f8"/>
    </style:style>
    <style:style style:name="T74" style:family="text">
      <style:text-properties officeooo:rsid="000d3286"/>
    </style:style>
    <style:style style:name="T75" style:family="text">
      <style:text-properties style:font-name="Arial1" fo:font-size="12pt" fo:font-style="normal" fo:font-weight="normal" officeooo:rsid="000d3286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1" fo:font-size="12pt" fo:font-style="normal" style:text-underline-style="solid" style:text-underline-width="auto" style:text-underline-color="font-color" fo:font-weight="normal" officeooo:rsid="000d3286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1" fo:font-size="12pt" fo:font-style="normal" style:text-underline-style="solid" style:text-underline-width="auto" style:text-underline-color="font-color" fo:font-weight="normal" officeooo:rsid="000ee4f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1" fo:font-size="12pt" fo:font-style="normal" fo:font-weight="bold" style:font-size-asian="12pt" style:font-style-asian="normal" style:font-weight-asian="bold" style:font-size-complex="12pt" style:font-style-complex="normal"/>
    </style:style>
    <style:style style:name="T79" style:family="text">
      <style:text-properties style:font-name="Arial1" fo:font-size="12pt" fo:font-style="normal" fo:font-weight="bold" officeooo:rsid="0010c82e" style:font-size-asian="12pt" style:font-style-asian="normal" style:font-weight-asian="bold" style:font-size-complex="12pt" style:font-style-complex="normal"/>
    </style:style>
    <style:style style:name="T80" style:family="text">
      <style:text-properties style:font-name="Arial1" fo:font-size="12pt" fo:font-weight="bold" officeooo:rsid="00121597" style:font-size-asian="12pt" style:font-weight-asian="bold" style:font-size-complex="12pt" style:font-weight-complex="bold"/>
    </style:style>
    <style:style style:name="T81" style:family="text">
      <style:text-properties style:font-name="Arial1" fo:font-size="14pt" fo:font-style="normal" fo:font-weight="bold" style:font-size-asian="14pt" style:font-style-asian="normal" style:font-weight-asian="bold" style:font-size-complex="14pt" style:font-style-complex="normal"/>
    </style:style>
    <style:style style:name="T82" style:family="text">
      <style:text-properties style:font-name="Arial1" fo:font-size="14pt" fo:font-style="normal" fo:font-weight="bold" officeooo:rsid="0010c82e" style:font-size-asian="14pt" style:font-style-asian="normal" style:font-weight-asian="bold" style:font-size-complex="14pt" style:font-style-complex="normal"/>
    </style:style>
    <style:style style:name="T83" style:family="text">
      <style:text-properties style:font-name="Arial1" fo:font-weight="bold" style:font-weight-asian="bold" style:font-weight-complex="bold"/>
    </style:style>
    <style:style style:name="T84" style:family="text">
      <style:text-properties style:font-name="Arial1" fo:font-weight="bold" officeooo:rsid="0010c82e" style:font-weight-asian="bold" style:font-weight-complex="bold"/>
    </style:style>
    <style:style style:name="T85" style:family="text">
      <style:text-properties officeooo:rsid="000ee4ff"/>
    </style:style>
    <style:style style:name="T86" style:family="text">
      <style:text-properties officeooo:rsid="00103823"/>
    </style:style>
    <style:style style:name="T87" style:family="text">
      <style:text-properties officeooo:rsid="0010c82e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officeooo:rsid="0013930b"/>
    </style:style>
    <style:style style:name="T90" style:family="text">
      <style:text-properties officeooo:rsid="001402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9">Cahier des charges</text:span></text:p>
      <text:p text:style-name="P23"><text:span text:style-name="T9"/></text:p>
      <text:p text:style-name="P24">YOUnison</text:p>
      <text:p text:style-name="P25"><text:span text:style-name="T12"/></text:p>
      <text:p text:style-name="P25"><text:span text:style-name="T12">Projet de soutenance WF3 201</text:span><text:span text:style-name="T13">9</text:span></text:p>
      <text:p text:style-name="P20">Loïc Grosjean, Marceau Gérard, Steven Guidat, <text:span text:style-name="T12">Yan Pernot</text:span></text:p>
      <text:p text:style-name="P1"/>
      <text:p text:style-name="P1"/>
      <text:p text:style-name="P1"/>
      <text:p text:style-name="P30"><text:span text:style-name="T18">1) </text:span><text:span text:style-name="T19">PRÉSENTATION DE L’ÉQUIPE</text:span></text:p>
      <text:p text:style-name="P26"/>
      <text:list xml:id="list3325202410" text:style-name="L1">
        <text:list-item>
          <text:p text:style-name="P14"><text:span text:style-name="T47">Loïc Grosjean</text:span> : <text:span text:style-name="T16">Durant ce projet je me suis chargé de la partie back-end avec laquelle j’ai été <text:s/>très à l’aise . Je me suis occupé de la c</text:span>réation des entités avec Symfony <text:span text:style-name="T16">et Dial. <text:s/>J’ai crée le </text:span>Système de publication d’article <text:span text:style-name="T16">ainsi que son <text:s/>s</text:span>ystème de modification. <text:span text:style-name="T16">J’ai codé la partie concernant la p</text:span>ublication de<text:span text:style-name="T16">s</text:span> commentaire<text:span text:style-name="T16">s</text:span>. <text:span text:style-name="T60">J’ai élaboré en php le système d’inscription et de connexion.</text:span></text:p>
          <text:p text:style-name="P14"/>
        </text:list-item>
        <text:list-item>
          <text:p text:style-name="P16"><text:span text:style-name="T47">Marceau Gérard </text:span>: <text:span text:style-name="T52">Je suis le chef du projet. Extrêmement polyvalent, j’ai dirigé l’ensemble de mon équipe sur chaque partie en supervisant les travaux de chacun. J’ai également participé à la bonne réalisation des dépôts Git. Je me suis occupé de la </text:span><text:span text:style-name="T53">requête</text:span><text:span text:style-name="T52"> Ajax (pour le système de likes </text:span><text:span text:style-name="T53">avec le bundle Axios qui permet une meilleur gestion des requetes</text:span><text:span text:style-name="T52">, ) j’ai crée la partie concernant le tri des articles. J’ai géré </text:span><text:span text:style-name="T53">le système d’authentiquement. Je me suis occupé de la configuration de l’Iframe de Spotify. Je me suis occupé du faker </text:span><text:span text:style-name="T56">et </text:span><text:span text:style-name="T53">du recaptcha.</text:span></text:p>
          <text:p text:style-name="P16"><text:span text:style-name="T53"/></text:p>
        </text:list-item>
        <text:list-item>
          <text:p text:style-name="P40"><text:span text:style-name="T35">Steven Guidat</text:span><text:span text:style-name="T37"> : </text:span><text:span text:style-name="T38">A </text:span><text:span text:style-name="T39">l’ais</text:span><text:span text:style-name="T40">e</text:span><text:span text:style-name="T39"> en CSS j’ai collaboré à la création de la m</text:span><text:span text:style-name="T38">aquette </text:span><text:span text:style-name="T39">de la </text:span><text:span text:style-name="T38">page d’accueil. </text:span><text:span text:style-name="T39">J’ai crée l</text:span><text:span text:style-name="T40">es</text:span><text:span text:style-name="T39"> maquette</text:span><text:span text:style-name="T40">s</text:span><text:span text:style-name="T38"> </text:span><text:span text:style-name="T39">et mis en forme la</text:span><text:span text:style-name="T38"> page d’un article </text:span><text:span text:style-name="T40">seul</text:span><text:span text:style-name="T38"> </text:span><text:span text:style-name="T39">et </text:span><text:span text:style-name="T40">celle </text:span><text:span text:style-name="T39">de la liste d</text:span><text:span text:style-name="T40">es</text:span><text:span text:style-name="T39"> articles.</text:span><text:span text:style-name="T38"> </text:span><text:span text:style-name="T39">J’ai également créer </text:span><text:span text:style-name="T40">l’aspect</text:span><text:span text:style-name="T39"> visuel des pages d’erreurs.</text:span><text:span text:style-name="T37"> </text:span></text:p>
          <text:p text:style-name="P40"><text:span text:style-name="T37"/></text:p>
        </text:list-item>
        <text:list-item>
          <text:p text:style-name="P17"><text:span text:style-name="T47">Yan Pernot</text:span><text:span text:style-name="T52"> : Je <text:s/>suis très à l’aise avec les parties visuelles et la conception graphique. Je me suis occupé du CCS de YOUnison. </text:span><text:span text:style-name="T56">Après</text:span><text:span text:style-name="T55"> avoir travaillé la maquette j</text:span><text:span text:style-name="T52">’ai mis en place l</text:span><text:span text:style-name="T54">a</text:span><text:span text:style-name="T52"> page d’accueil avec le système de cards de </text:span><text:span text:style-name="T54">B</text:span><text:span text:style-name="T52">ootsrap en y appliquant de </text:span><text:span text:style-name="T54">multiples</text:span><text:span text:style-name="T52"> effets visuels. J’ai mis en place le header, le footer et la bannière tournante. </text:span><text:span text:style-name="T54">J’ai crée la partie visuel des pages de formulaires. </text:span><text:span text:style-name="T55">J’ai également veillé au bon développement UX et UI design du site</text:span><text:span text:style-name="T54">.</text:span></text:p>
        </text:list-item>
      </text:list>
      <text:p text:style-name="P15"/>
      <text:p text:style-name="P41"><text:span text:style-name="T42">Durant ce projet </text:span><text:span text:style-name="T43">nous pensons qua</text:span><text:span text:style-name="T42"> la grande force de notre équipe s</text:span><text:span text:style-name="T43">era</text:span><text:span text:style-name="T42"> de capitaliser sur les qualités de chacun selon ses domaines domaines de prédilection, que ce soit en i</text:span><text:span text:style-name="T39">ntégration ou en développement. Chaque décision d</text:span><text:span text:style-name="T41">evra</text:span><text:span text:style-name="T39"> e</text:span><text:span text:style-name="T41">tre</text:span><text:span text:style-name="T39"> prise dans le consentement collectif. </text:span><text:span text:style-name="T42"><text:s/></text:span></text:p>
      <text:p text:style-name="P2"/>
      <text:p text:style-name="P2"/>
      <text:p text:style-name="P2"/>
      <text:p text:style-name="P2"/>
      <text:p text:style-name="P38"><text:soft-page-break/><text:span text:style-name="T36">2) PRÉSENTATION DU PROJET</text:span></text:p>
      <text:p text:style-name="P3"/>
      <text:p text:style-name="P3">Pour notre projet de soutenance à WebForce3, nous avons décidé de nous regrouper autour d'une passion commune à tous les quatre : la musique.</text:p>
      <text:p text:style-name="P39"><text:span text:style-name="T17">Afin de travailler sur tous les aspects que nous av</text:span><text:span text:style-name="T44">i</text:span><text:span text:style-name="T17">ons vu durant les cours, un site de type </text:span><text:span text:style-name="T45">blog </text:span><text:span text:style-name="T30">e</text:span><text:span text:style-name="T33">st</text:span><text:span text:style-name="T30"> tout indiqué. </text:span><text:span text:style-name="T34">Ainsi nous pourrions présenter notre projet </text:span><text:span text:style-name="T33">à</text:span><text:span text:style-name="T34"> travers un système de publication et de </text:span><text:span text:style-name="T33">présentation</text:span><text:span text:style-name="T34"> d’articles. </text:span></text:p>
      <text:p text:style-name="P19"><text:span text:style-name="T4">A</text:span><text:span text:style-name="T3">u delà de cet aspect créatif et <text:s/>informatif, il nous incombait de rendre le site accessible à ses utilisateurs grâce à une système d’inscription afin de pouvoir commenter et liker les articles. Enfin nous ajouterons une Iframe Spotify en relation avec l’artiste publié afin que l’utilisateur puisse écouter sa musique.</text:span></text:p>
      <text:p text:style-name="P19"><text:span text:style-name="T3">Pour le développement et l’intégration de notre site, nous utiliserons Symfony et Bootstrap.</text:span></text:p>
      <text:p text:style-name="P19"><text:span text:style-name="T3"/></text:p>
      <text:p text:style-name="P27"><text:span text:style-name="T3"/></text:p>
      <text:p text:style-name="P5"><text:tab/><text:span text:style-name="T48">A) Charte graphique</text:span></text:p>
      <text:p text:style-name="P5"/>
      <text:p text:style-name="P31"><text:span text:style-name="T20">Concernant la charte graphique nous </text:span><text:span text:style-name="T21">nous </text:span><text:span text:style-name="T20">inspirerons, en partie, des sites suivant pour comprendre comment mettre en place en place une identité visuelle propre</text:span></text:p>
      <text:p text:style-name="P6"/>
      <text:p text:style-name="P4"><text:a xlink:type="simple" xlink:href="https://www.nme.com/" text:style-name="Internet_20_link" text:visited-style-name="Visited_20_Internet_20_Link"><text:span text:style-name="T3">https://www.nme.com/</text:span></text:a></text:p>
      <text:p text:style-name="P4"><text:a xlink:type="simple" xlink:href="https://www.soundofviolence.net/index.php" text:style-name="Internet_20_link" text:visited-style-name="Visited_20_Internet_20_Link"><text:span text:style-name="T3">https://www.soundofviolence.net/index.php</text:span></text:a></text:p>
      <text:p text:style-name="P4"><text:a xlink:type="simple" xlink:href="https://pitchfork.com/" text:style-name="Internet_20_link" text:visited-style-name="Visited_20_Internet_20_Link"><text:span text:style-name="T3">https://pitchfork.com/</text:span></text:a></text:p>
      <text:p text:style-name="P4"><text:a xlink:type="simple" xlink:href="https://www.rocknfolk.com/" text:style-name="Internet_20_link" text:visited-style-name="Visited_20_Internet_20_Link"><text:span text:style-name="T3">https://www.rocknfolk.com/</text:span></text:a></text:p>
      <text:p text:style-name="P4"><text:a xlink:type="simple" xlink:href="https://www.rollingstone.fr/" text:style-name="Internet_20_link" text:visited-style-name="Visited_20_Internet_20_Link"><text:span text:style-name="T3">https://www.rollingstone.fr/</text:span></text:a></text:p>
      <text:p text:style-name="P4"><text:span text:style-name="T3"/></text:p>
      <text:p text:style-name="P31"><text:span text:style-name="T24">Il est ensuite primordial de développer une identité propre, efficace et moderne en relation avec les a</text:span><text:span text:style-name="T26">rchétypes</text:span><text:span text:style-name="T24"> de 2020 .</text:span><text:span text:style-name="T24"> </text:span><text:span text:style-name="T17">L’objectif étant de fournir la meilleure expérience utilisateur possible </text:span><text:span text:style-name="T43">a</text:span><text:span text:style-name="T71">vec le produit</text:span></text:p>
      <text:p text:style-name="P9"/>
      <text:p text:style-name="P12"><text:a xlink:type="simple" xlink:href="https://digitalsynopsis.com/design/" text:style-name="Internet_20_link" text:visited-style-name="Visited_20_Internet_20_Link"><text:span text:style-name="T6">https://digitalsynopsis.com/design/</text:span></text:a></text:p>
      <text:p text:style-name="P22"><text:a xlink:type="simple" xlink:href="https://digitalsynopsis.com/design/graphic-design-elements-principles/" text:style-name="Internet_20_link" text:visited-style-name="Visited_20_Internet_20_Link"><text:span text:style-name="T3">https://digitalsynopsis.com/design/graphic-design-elements-principles/</text:span></text:a></text:p>
      <text:p text:style-name="P22"><text:a xlink:type="simple" xlink:href="https://blog-ux.com/" text:style-name="Internet_20_link" text:visited-style-name="Visited_20_Internet_20_Link"><text:span text:style-name="T3">https://blog-ux.com/</text:span></text:a></text:p>
      <text:p text:style-name="P4"><text:a xlink:type="simple" xlink:href="https://www.dafont.com/fr/" text:style-name="Internet_20_link" text:visited-style-name="Visited_20_Internet_20_Link"><text:span text:style-name="T3">https://www.dafont.com/fr/</text:span></text:a></text:p>
      <text:p text:style-name="P4"><text:span text:style-name="T3"/></text:p>
      <text:p text:style-name="P9"><text:tab/><text:span text:style-name="T49">B) Outil</text:span></text:p>
      <text:p text:style-name="P10"/>
      <text:p text:style-name="P10">Support visuel : Bootstrap</text:p>
      <text:p text:style-name="P10">Framework : Symfony</text:p>
      <text:p text:style-name="P32"><text:span text:style-name="T25">Base de donnée : Php myAdmin</text:span></text:p>
      <text:p text:style-name="P42"><text:span text:style-name="T25">L</text:span><text:span text:style-name="T23">angages : HTML, CSS, JavaScript, PHP, Ajax</text:span></text:p>
      <text:p text:style-name="P6"/>
      <text:p text:style-name="P6"><text:span text:style-name="T57"><text:tab/></text:span><text:span text:style-name="T72">C) Objectif du site</text:span></text:p>
      <text:p text:style-name="P6"><text:span text:style-name="T57"/></text:p>
      <text:p text:style-name="P7"><text:span text:style-name="T57">S</text:span><text:span text:style-name="T52">ite musical, type blog</text:span></text:p>
      <text:p text:style-name="P33"><text:span text:style-name="T26">Présenter <text:s/>des artistes, des chansons <text:s/>des albums, des chroniques de concert sous forme d’articles selon divers choix de présentation (chronologiques, articles les plus likés)</text:span></text:p>
      <text:p text:style-name="P43"><text:span text:style-name="T31"/></text:p>
      <text:p text:style-name="P42"><text:span text:style-name="T23">Une partie propre aux admin avec publication et modification d’articles. Une autre partie User pour commenter et liker </text:span><text:span text:style-name="T27">les articles</text:span></text:p>
      <text:p text:style-name="P42"><text:span text:style-name="T23">Faire découvrir les morceaux de musiques via </text:span><text:span text:style-name="T27">une iframe Spotify</text:span></text:p>
      <text:p text:style-name="P42"><text:span text:style-name="T27"/></text:p>
      <text:p text:style-name="P44"><text:soft-page-break/><text:span text:style-name="T32">Publics ciblés : </text:span><text:span text:style-name="T30">Rendre accessible au plus grand nombre </text:span><text:span text:style-name="T31">des news et des chroniques sur des artistes musicaux. </text:span><text:span text:style-name="T32">Passionnés de musiques, musiciens, fans d’un artiste...</text:span></text:p>
      <text:p text:style-name="P11"/>
      <text:p text:style-name="P6"><text:span text:style-name="T57"/></text:p>
      <text:p text:style-name="P6"><text:span text:style-name="T57"><text:tab/></text:span><text:span text:style-name="T73">D) Comité de pilotage</text:span></text:p>
      <text:p text:style-name="P6"><text:span text:style-name="T58"/></text:p>
      <text:p text:style-name="P8"><text:span text:style-name="T52">Loïc : </text:span><text:span text:style-name="T59">Upload de fichier, formulaire</text:span></text:p>
      <text:p text:style-name="P7"><text:span text:style-name="T52">Marceau : </text:span><text:span text:style-name="T59">Faker, Ajax, Liste des articles</text:span></text:p>
      <text:p text:style-name="P8"><text:span text:style-name="T52">Steven : <text:s/></text:span><text:span text:style-name="T59">style.css, pages d’erreurs, articles</text:span></text:p>
      <text:p text:style-name="P7"><text:span text:style-name="T52">Yan : </text:span><text:span text:style-name="T59">style.css, bootstrap <text:s/>visuels accueil, cards, footer nav et formulaire </text:span></text:p>
      <text:p text:style-name="P5"/>
      <text:p text:style-name="P29"><text:span text:style-name="T11"><text:tab/></text:span><text:span text:style-name="T79">E ) Plan du site</text:span></text:p>
      <text:p text:style-name="P5"><text:span text:style-name="T10"/></text:p>
      <text:p text:style-name="P45"><text:span text:style-name="T88">Accueil </text:span>: </text:p>
      <text:p text:style-name="P45"><text:tab/><text:tab/>Barre de navigation ( liste des articles inscription connexion, publication, <text:tab/><text:tab/><text:tab/><text:span text:style-name="T85">profil</text:span>)</text:p>
      <text:p text:style-name="P45"><text:tab/><text:tab/>Cards : En ordre d’importance, avec lien sur l’article</text:p>
      <text:p text:style-name="P45"><text:tab/><text:tab/>Footer (Réseaux sociaux)</text:p>
      <text:p text:style-name="P45"/>
      <text:p text:style-name="P45"><text:span text:style-name="T88">Liste des articles</text:span> :</text:p>
      <text:p text:style-name="P34"><text:span text:style-name="T75"><text:tab/><text:tab/>Barre de navigation ( accueil, <text:s/>inscription connexion, publication)</text:span></text:p>
      <text:p text:style-name="P34"><text:span text:style-name="T75"><text:tab/><text:tab/>Cards : Listes de 10 articles par pages, liens, likes</text:span></text:p>
      <text:p text:style-name="P45"><text:tab/><text:tab/>Footer (Réseaux sociaux)</text:p>
      <text:p text:style-name="P45"/>
      <text:p text:style-name="P45"><text:span text:style-name="T88">Article</text:span> : </text:p>
      <text:p text:style-name="P34"><text:span text:style-name="T75"><text:tab/><text:tab/>Barre de navigation ( accueil, liste, inscription connexion, publication)</text:span></text:p>
      <text:p text:style-name="P34"><text:span text:style-name="T75"><text:tab/><text:tab/>Cards : article principal, commentaires likes</text:span></text:p>
      <text:p text:style-name="P45"><text:tab/><text:tab/>Footer (Réseaux sociaux)<text:tab/></text:p>
      <text:p text:style-name="P45"/>
      <text:p text:style-name="P49"><text:span text:style-name="T88">Création d’article</text:span> : <text:s/></text:p>
      <text:p text:style-name="P49"><text:span text:style-name="T74"><text:tab/><text:tab/>Barre de navigation ( accueil )</text:span></text:p>
      <text:p text:style-name="P49"><text:tab/><text:tab/>knp paginator</text:p>
      <text:p text:style-name="P50"><text:tab/><text:tab/>download d’image, d’api Spotify</text:p>
      <text:p text:style-name="P48"><text:tab/><text:tab/><text:tab/></text:p>
      <text:p text:style-name="P45"/>
      <text:p text:style-name="P45">I<text:span text:style-name="T88">nscription</text:span> : </text:p>
      <text:p text:style-name="P45"><text:tab/><text:tab/>Barre de navigation </text:p>
      <text:p text:style-name="P45"><text:tab/><text:tab/>Formulaire ( <text:span text:style-name="T85">mail, mdp, pseudo, recaptcha, validation)</text:span></text:p>
      <text:p text:style-name="P45"/>
      <text:p text:style-name="P35"><text:span text:style-name="T76">C</text:span><text:span text:style-name="T77">onnexion</text:span><text:span text:style-name="T75">: </text:span></text:p>
      <text:p text:style-name="P46"><text:tab/><text:tab/>Barre de navigation </text:p>
      <text:p text:style-name="P46"><text:tab/><text:tab/>Formulaire ( <text:span text:style-name="T85">mail, mdp, validation)</text:span></text:p>
      <text:p text:style-name="P48"/>
      <text:p text:style-name="P48"><text:span text:style-name="T88">Page de profi</text:span>l :</text:p>
      <text:p text:style-name="P47"><text:tab/><text:tab/>Barre de navigation </text:p>
      <text:p text:style-name="P47"><text:tab/><text:tab/>Formulaire ( <text:span text:style-name="T85">mail, pseudo téléchargement de la photo)</text:span></text:p>
      <text:p text:style-name="P5"/>
      <text:p text:style-name="P5"/>
      <text:p text:style-name="P5"/>
      <text:p text:style-name="P53"><text:span text:style-name="T87"><text:tab/></text:span>F) Fonctionnalités</text:p>
      <text:p text:style-name="P5"><text:span text:style-name="T10"/></text:p>
      <text:p text:style-name="P52"><text:soft-page-break/>Articles </text:p>
      <text:p text:style-name="P54">Connexion (email, password, <text:span text:style-name="T86">recaptcha</text:span>)</text:p>
      <text:p text:style-name="P54">Inscription (email, user name, password, confirm password, submit, register date, role</text:p>
      <text:p text:style-name="P54">admin,)</text:p>
      <text:p text:style-name="P54">Upload de fichier img </text:p>
      <text:p text:style-name="P52"/>
      <text:p text:style-name="P5"/>
      <text:p text:style-name="P29"><text:span text:style-name="T79"><text:tab/>G) </text:span><text:span text:style-name="T78">L</text:span><text:span text:style-name="T79">angues</text:span></text:p>
      <text:p text:style-name="P55"><text:span text:style-name="T46"/></text:p>
      <text:p text:style-name="P51">Français</text:p>
      <text:p text:style-name="P5"/>
      <text:p text:style-name="P5"/>
      <text:p text:style-name="P29"><text:span text:style-name="T81">3) P</text:span><text:span text:style-name="T82">RESTATION ATTENDUES</text:span></text:p>
      <text:p text:style-name="P29"><text:span text:style-name="T82"/></text:p>
      <text:p text:style-name="P56"><text:span text:style-name="T46"><text:tab/></text:span><text:span text:style-name="T15">a) </text:span><text:span text:style-name="T14">Charte graphique et charte éditoriale</text:span></text:p>
      <text:p text:style-name="P54"><text:span text:style-name="T46"/></text:p>
      <text:p text:style-name="P54"><text:span text:style-name="T46"><text:tab/></text:span><text:span text:style-name="T51">b) </text:span><text:span text:style-name="T46">Développement</text:span></text:p>
      <text:p text:style-name="P56"><text:span text:style-name="T46"/></text:p>
      <text:p text:style-name="P54">Technologies utilisées :</text:p>
      <text:p text:style-name="P54">- Langages : HTML / CSS / PHP / JavaScript / SQL / Twig / <text:span text:style-name="T87">Ajax</text:span></text:p>
      <text:p text:style-name="P54">- Bibliothèques Framework = Bootstrap / jQuery / Symfony</text:p>
      <text:p text:style-name="P54">- Outils : Git / Visual Studio Code</text:p>
      <text:p text:style-name="P56"/>
      <text:p text:style-name="P56"/>
      <text:p text:style-name="P29"><text:span text:style-name="T81">4) G</text:span><text:span text:style-name="T82">ESTION DU TEMPS</text:span></text:p>
      <text:p text:style-name="P5"/>
      <text:p text:style-name="P5"/>
      <text:p text:style-name="P5"><text:span text:style-name="T10"><text:tab/></text:span><text:span text:style-name="T84">A) </text:span><text:span text:style-name="T83">Planning prévisionnel</text:span></text:p>
      <text:p text:style-name="P5"><text:span text:style-name="T83"/></text:p>
      <text:p text:style-name="P36"><text:span text:style-name="T22">- Maquette de la page d’accueil, </text:span><text:span text:style-name="T63"><text:s/></text:span><text:span text:style-name="T64">création des entités articles, bdd, repository : </text:span><text:span text:style-name="T66">1 jour</text:span></text:p>
      <text:p text:style-name="P61"><text:span text:style-name="T64">- E</text:span><text:span text:style-name="T62">ntité User, Ajout et config d’Easy Admin, Main Controller, ajout slug, paginator, Main controller, formulaire, index et base.html.twig : </text:span><text:span text:style-name="T65">1 jour</text:span></text:p>
      <text:p text:style-name="P5">- <text:span text:style-name="T89">creation vue des articles, formulaire d’inscription, publication d’articles : <text:s/></text:span><text:span text:style-name="T50">1 jour</text:span></text:p>
      <text:p text:style-name="P9"><text:span text:style-name="T89">- page d’erreurs, Fixer, Faker Liip Imagine, sauvegarde de l’image dans le fichier, systeme de commentaires : </text:span><text:span text:style-name="T50">1 jour</text:span></text:p>
      <text:p text:style-name="P9">- <text:span text:style-name="T90">Gestion de l’affichage des cards, css formulaires, tri des articles, ordre des likes : 1 jour</text:span></text:p>
      <text:p text:style-name="P9">- <text:span text:style-name="T90">modification des articles, affichages des erreurs et des succes ds article View et Index</text:span></text:p>
      <text:p text:style-name="P37"><text:span text:style-name="T28">zoom des cards r</text:span><text:span text:style-name="T67">eglages css sur diverses pages</text:span><text:span text:style-name="T28"> : </text:span><text:span text:style-name="T29">2 jours</text:span></text:p>
      <text:p text:style-name="P60">-<text:span text:style-name="T6"> </text:span><text:span text:style-name="T7"><text:s/>photo de profil, contenu des commentaires, recaptcha, effets visuels css sur cards, modification d’articles, iframe spotify : </text:span><text:span text:style-name="T5">1 jour</text:span></text:p>
      <text:p text:style-name="P60"><text:span text:style-name="T8">-Overlay sur photo de la Une, reglages Ux design, reglages problemes divers, amélioration visuelle : <text:s/></text:span><text:span text:style-name="T5">1 jour</text:span></text:p>
      <text:p text:style-name="P57"/>
      <text:p text:style-name="P57"/>
      <text:p text:style-name="P57"/>
      <text:p text:style-name="P57"/>
      <text:p text:style-name="P59"><text:span text:style-name="T80">5) SOUTENANCE</text:span></text:p>
      <text:p text:style-name="P59"><text:span text:style-name="T80"/></text:p>
      <text:p text:style-name="P54"><text:span text:style-name="T46">45 min</text:span></text:p>
      <text:p text:style-name="P54">Description du projet (Slides) =&gt; 3 min</text:p>
      <text:p text:style-name="P54">Présentation des membres de l’équipe et leurs rôles =&gt; 15 min</text:p>
      <text:p text:style-name="P54"><text:soft-page-break/>Présentation des étapes et de production collective =&gt; 5 min</text:p>
      <text:p text:style-name="P54">Présentation des outils et technologies utilisées =&gt; 5 min</text:p>
      <text:p text:style-name="P54">Justification des choix techniques</text:p>
      <text:p text:style-name="P54">Démo du site Web =&gt; 7 min</text:p>
      <text:p text:style-name="P54">Difficultés rencontrées =&gt; 5 min</text:p>
      <text:p text:style-name="P54">Evolution du projet =&gt; 5 min</text:p>
      <text:p text:style-name="P58">Questions réponses =&gt; 10 m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Titillium Web Light" svg:font-family="'Titillium Web Light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MT1" svg:font-family="ArialMT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Pa0" style:family="paragraph" style:default-outline-level="">
      <style:paragraph-properties style:line-height-at-least="0.425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ceau GERARD</meta:initial-creator>
    <meta:creation-date>2018-02-21T16:01:00</meta:creation-date>
    <dc:date>2020-07-15T16:18:07.085000000</dc:date>
    <meta:editing-duration>PT40M31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5" meta:paragraph-count="110" meta:word-count="1125" meta:character-count="7189" meta:non-whitespace-character-count="6094"/>
  </office:meta>
</office:document-meta>
</file>